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3E00000100299D60A17FB02E9A.png" manifest:media-type="image/png"/>
  <manifest:file-entry manifest:full-path="Pictures/100002010000013E00000100EC9AB41463F3DDF6.png" manifest:media-type="image/png"/>
  <manifest:file-entry manifest:full-path="Pictures/100002010000013E00000100A06FB48CB62B4966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fff2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79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212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595959" draw:stroke-linejoin="round" draw:fill="solid" draw:fill-color="#cc412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212cm" svg:stroke-color="#595959" draw:marker-end="msArrowStealth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595959" draw:stroke-linejoin="round" draw:fill="solid" draw:fill-color="#45818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595959" draw:stroke-linejoin="round" draw:fill="solid" draw:fill-color="#66094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ead1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c9d0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solid" svg:stroke-width="0.053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53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ed_20__28_var_29__20_4" svg:stroke-width="0.053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53cm" svg:stroke-color="#595959" draw:stroke-linejoin="round" draw:fill="solid" draw:fill-color="#45818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267cm" style:use-optimal-column-width="false"/>
    </style:style>
    <style:style style:name="co2" style:family="table-column">
      <style:table-column-properties style:column-width="1.272cm" style:use-optimal-column-width="false"/>
    </style:style>
    <style:style style:name="co3" style:family="table-column">
      <style:table-column-properties style:column-width="0.709cm" style:use-optimal-column-width="false"/>
    </style:style>
    <style:style style:name="co4" style:family="table-column">
      <style:table-column-properties style:column-width="0.717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1.037cm"/>
    </style:style>
    <style:style style:name="ro3" style:family="table-row">
      <style:table-row-properties style:row-height="1.075cm"/>
    </style:style>
    <style:style style:name="ro4" style:family="table-row">
      <style:table-row-properties style:row-height="0.648cm"/>
    </style:style>
    <style:style style:name="ro5" style:family="table-row">
      <style:table-row-properties style:row-height="0.646cm"/>
    </style:style>
    <style:style style:name="ce1" style:family="table-cell">
      <loext:graphic-properties draw:fill="solid" draw:fill-color="#073763" draw:textarea-vertical-align="top" fo:padding-top="0.253cm" fo:padding-bottom="0.253cm" fo:padding-left="0.253cm" fo:padding-right="0.253cm"/>
      <style:paragraph-properties fo:border="1.11pt solid #cfe2f3"/>
    </style:style>
    <style:style style:name="ce2" style:family="table-cell">
      <loext:graphic-properties draw:fill="solid" draw:fill-color="#0b5394" draw:textarea-vertical-align="top" fo:padding-top="0.253cm" fo:padding-bottom="0.253cm" fo:padding-left="0.253cm" fo:padding-right="0.253cm"/>
      <style:paragraph-properties fo:border="1.11pt solid #cfe2f3"/>
    </style:style>
    <style:style style:name="ce3" style:family="table-cell">
      <loext:graphic-properties draw:fill="solid" draw:fill-color="#274e13" draw:textarea-vertical-align="top" fo:padding-top="0.253cm" fo:padding-bottom="0.253cm" fo:padding-left="0.253cm" fo:padding-right="0.253cm"/>
      <style:paragraph-properties fo:border="1.11pt solid #fff2cc"/>
    </style:style>
    <style:style style:name="ce4" style:family="table-cell">
      <loext:graphic-properties draw:fill="solid" draw:fill-color="#38761d" draw:textarea-vertical-align="top" fo:padding-top="0cm" fo:padding-bottom="0cm" fo:padding-left="0cm" fo:padding-right="0cm"/>
      <style:paragraph-properties fo:border="1.11pt solid #fff2cc"/>
    </style:style>
    <style:style style:name="P1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cc4125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45818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660941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solid" draw:fill-color="#ead1dc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c9d0f8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4" style:family="text">
      <style:text-properties fo:font-variant="normal" fo:text-transform="none" fo:color="#00ff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Consolas" fo:font-size="18pt" fo:letter-spacing="normal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54;p13" draw:style-name="gr1" draw:text-style-name="P1" draw:layer="layout" svg:width="16.087cm" svg:height="12.699cm" svg:x="2.197cm" svg:y="0.725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2" draw:layer="layout" svg:width="0.001cm" svg:height="0.46cm" svg:x="9.294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;p13" draw:style-name="gr2" draw:text-style-name="P2" draw:layer="layout" svg:width="0.001cm" svg:height="0.46cm" svg:x="8.082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7;p13" draw:style-name="gr2" draw:text-style-name="P2" draw:layer="layout" svg:width="0.001cm" svg:height="0.46cm" svg:x="10.568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13" draw:style-name="gr2" draw:text-style-name="P2" draw:layer="layout" svg:width="0.001cm" svg:height="0.46cm" svg:x="11.874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;p13" draw:style-name="gr2" draw:text-style-name="P2" draw:layer="layout" svg:width="0.001cm" svg:height="0.46cm" svg:x="13.082cm" svg:y="4.4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;p13" draw:style-name="gr2" draw:text-style-name="P2" draw:layer="layout" svg:width="0.001cm" svg:height="0.46cm" svg:x="14.349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3" draw:style-name="gr2" draw:text-style-name="P2" draw:layer="layout" svg:width="0.001cm" svg:height="0.46cm" svg:x="15.63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;p13" draw:style-name="gr2" draw:text-style-name="P2" draw:layer="layout" svg:width="0.001cm" svg:height="0.46cm" svg:x="16.837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3;p13" draw:style-name="gr2" draw:text-style-name="P2" draw:layer="layout" svg:width="0.001cm" svg:height="0.46cm" svg:x="9.337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4;p13" draw:style-name="gr2" draw:text-style-name="P2" draw:layer="layout" svg:width="0.001cm" svg:height="0.46cm" svg:x="8.065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3" draw:style-name="gr2" draw:text-style-name="P2" draw:layer="layout" svg:width="0.001cm" svg:height="0.46cm" svg:x="10.62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;p13" draw:style-name="gr2" draw:text-style-name="P2" draw:layer="layout" svg:width="0.001cm" svg:height="0.46cm" svg:x="11.811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;p13" draw:style-name="gr2" draw:text-style-name="P2" draw:layer="layout" svg:width="0.001cm" svg:height="0.46cm" svg:x="13.101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13" draw:style-name="gr2" draw:text-style-name="P2" draw:layer="layout" svg:width="0.001cm" svg:height="0.46cm" svg:x="14.327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3" draw:style-name="gr2" draw:text-style-name="P2" draw:layer="layout" svg:width="0.001cm" svg:height="0.46cm" svg:x="16.842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;p13" draw:style-name="gr2" draw:text-style-name="P2" draw:layer="layout" svg:width="0.001cm" svg:height="0.46cm" svg:x="15.614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3" draw:style-name="gr2" draw:text-style-name="P2" draw:layer="layout" svg:width="8.777cm" svg:height="0.001cm" svg:x="8.068cm" svg:y="4.9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;p13" draw:style-name="gr2" draw:text-style-name="P2" draw:layer="layout" svg:width="8.777cm" svg:height="0.001cm" svg:x="8.068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3" draw:style-name="gr3" draw:text-style-name="P2" draw:layer="layout" svg:width="0.001cm" svg:height="0.957cm" svg:x="10.38cm" svg:y="4.9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;p13" draw:style-name="gr3" draw:text-style-name="P2" draw:layer="layout" svg:width="0.001cm" svg:height="1.022cm" svg:x="10.38cm" svg:y="8.2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;p13" draw:style-name="gr3" draw:text-style-name="P2" draw:layer="layout" svg:width="0.937cm" svg:height="0.002cm" draw:transform="rotate (-3.14159265358979) translate (13.779cm 7.051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8;p13" draw:style-name="standard" draw:layer="layout" svg:width="10.14cm" svg:height="3.108cm" svg:x="7.434cm" svg:y="1.2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C00</text:span></text:p>
              </table:table-cell>
              <table:table-cell>
                <text:p text:style-name="P3"><text:span text:style-name="T1">C01</text:span></text:p>
              </table:table-cell>
              <table:table-cell>
                <text:p text:style-name="P3"><text:span text:style-name="T1">C02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3"><text:span text:style-name="T1">C08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C16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Google Shape;79;p13" draw:style-name="standard" draw:layer="layout" svg:width="10.14cm" svg:height="3.108cm" svg:x="7.434cm" svg:y="9.69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3"><text:span text:style-name="T1">C24</text:span></text:p>
              </table:table-cell>
              <table:table-cell>
                <text:p text:style-name="P3"><text:span text:style-name="T1">C25</text:span></text:p>
              </table:table-cell>
              <table:table-cell>
                <text:p text:style-name="P3"><text:span text:style-name="T1">C26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1">C32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3"><text:span text:style-name="T1">C40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Google Shape;77;p13" draw:style-name="gr4" draw:text-style-name="P5" draw:layer="layout" svg:width="3.697cm" svg:height="2.724cm" svg:x="13.781cm" svg:y="5.685cm">
          <text:p text:style-name="P4"><text:span text:style-name="T2">Network Adapter</text:span></text:p>
          <draw:enhanced-geometry draw:mirror-horizontal="false" draw:mirror-vertical="false" draw:text-areas="?f6 ?f8 ?f7 ?f9" svg:viewBox="0 0 0 0" draw:type="ooxml-plus" draw:modifiers="15015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Google Shape;80;p13" draw:style-name="gr5" draw:text-style-name="P2" draw:layer="layout" svg:width="3.096cm" svg:height="0.002cm" draw:transform="rotate (-3.14159265358979) translate (20.575cm 7.0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1;p13" draw:style-name="gr6" draw:text-style-name="P6" draw:layer="layout" svg:width="6.636cm" svg:height="3.446cm" draw:transform="rotate (1.5707963267949) translate (3.115cm 8.062cm)">
          <text:p text:style-name="P4"><text:span text:style-name="T2">Local Storage</text:span></text:p>
          <draw:enhanced-geometry draw:mirror-horizontal="false" draw:mirror-vertical="false" draw:text-areas="?f11 ?f11 ?f12 ?f13" svg:viewBox="0 0 0 0" draw:type="ooxml-snip2DiagRect" draw:modifiers="0 29378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Google Shape;82;p13" draw:style-name="gr3" draw:text-style-name="P2" draw:layer="layout" svg:width="1.353cm" svg:height="2.307cm" svg:x="6.562cm" svg:y="4.744cm">
          <text:p/>
          <draw:enhanced-geometry draw:mirror-horizontal="false" draw:mirror-vertical="false" draw:text-areas="0 0 ?f2 ?f3" svg:viewBox="0 0 0 0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4;p13" draw:style-name="gr7" draw:text-style-name="P7" draw:layer="layout" svg:width="4.927cm" svg:height="2.319cm" svg:x="7.916cm" svg:y="5.891cm">
          <text:p text:style-name="P4"><text:span text:style-name="T2">Memory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51;g3790846377a_0_39:notes" draw:style-name="gr8" draw:layer="layout" svg:width="16.932cm" svg:height="9.524cm" svg:x="1.059cm" svg:y="1.905cm" draw:page-number="1" presentation:class="page"/>
          <draw:frame draw:name="Google Shape;52;g3790846377a_0_39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87;p14" draw:style-name="gr9" draw:text-style-name="P9" draw:layer="layout" svg:width="16.087cm" svg:height="12.699cm" svg:x="2.197cm" svg:y="0.725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4" draw:style-name="gr2" draw:text-style-name="P2" draw:layer="layout" svg:width="0.001cm" svg:height="0.46cm" svg:x="9.294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4" draw:style-name="gr2" draw:text-style-name="P2" draw:layer="layout" svg:width="0.001cm" svg:height="0.46cm" svg:x="8.082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;p14" draw:style-name="gr2" draw:text-style-name="P2" draw:layer="layout" svg:width="0.001cm" svg:height="0.46cm" svg:x="10.568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4" draw:style-name="gr2" draw:text-style-name="P2" draw:layer="layout" svg:width="0.001cm" svg:height="0.46cm" svg:x="11.874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;p14" draw:style-name="gr2" draw:text-style-name="P2" draw:layer="layout" svg:width="0.001cm" svg:height="0.46cm" svg:x="13.082cm" svg:y="4.4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14" draw:style-name="gr2" draw:text-style-name="P2" draw:layer="layout" svg:width="0.001cm" svg:height="0.46cm" svg:x="14.349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4" draw:style-name="gr2" draw:text-style-name="P2" draw:layer="layout" svg:width="0.001cm" svg:height="0.46cm" svg:x="15.63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14" draw:style-name="gr2" draw:text-style-name="P2" draw:layer="layout" svg:width="0.001cm" svg:height="0.46cm" svg:x="16.837cm" svg:y="4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;p14" draw:style-name="gr2" draw:text-style-name="P2" draw:layer="layout" svg:width="0.001cm" svg:height="0.46cm" svg:x="9.337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14" draw:style-name="gr2" draw:text-style-name="P2" draw:layer="layout" svg:width="0.001cm" svg:height="0.46cm" svg:x="8.065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;p14" draw:style-name="gr2" draw:text-style-name="P2" draw:layer="layout" svg:width="0.001cm" svg:height="0.46cm" svg:x="10.62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;p14" draw:style-name="gr2" draw:text-style-name="P2" draw:layer="layout" svg:width="0.001cm" svg:height="0.46cm" svg:x="11.811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14" draw:style-name="gr2" draw:text-style-name="P2" draw:layer="layout" svg:width="0.001cm" svg:height="0.46cm" svg:x="13.101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;p14" draw:style-name="gr2" draw:text-style-name="P2" draw:layer="layout" svg:width="0.001cm" svg:height="0.46cm" svg:x="14.327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;p14" draw:style-name="gr2" draw:text-style-name="P2" draw:layer="layout" svg:width="0.001cm" svg:height="0.46cm" svg:x="16.842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3;p14" draw:style-name="gr2" draw:text-style-name="P2" draw:layer="layout" svg:width="0.001cm" svg:height="0.46cm" svg:x="15.614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4;p14" draw:style-name="gr2" draw:text-style-name="P2" draw:layer="layout" svg:width="8.777cm" svg:height="0.001cm" svg:x="8.068cm" svg:y="4.9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4" draw:style-name="gr2" draw:text-style-name="P2" draw:layer="layout" svg:width="8.777cm" svg:height="0.001cm" svg:x="8.068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4" draw:style-name="gr3" draw:text-style-name="P2" draw:layer="layout" svg:width="0.001cm" svg:height="0.962cm" svg:x="10.38cm" svg:y="4.9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7;p14" draw:style-name="gr3" draw:text-style-name="P2" draw:layer="layout" svg:width="0.001cm" svg:height="1.052cm" svg:x="10.38cm" svg:y="8.2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;p14" draw:style-name="gr3" draw:text-style-name="P2" draw:layer="layout" svg:width="0.937cm" svg:height="0.002cm" draw:transform="rotate (-3.14159265358979) translate (13.779cm 7.051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11;p14" draw:style-name="standard" draw:layer="layout" svg:width="10.14cm" svg:height="3.108cm" svg:x="7.434cm" svg:y="1.2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C00</text:span></text:p>
              </table:table-cell>
              <table:table-cell>
                <text:p text:style-name="P3"><text:span text:style-name="T1">C01</text:span></text:p>
              </table:table-cell>
              <table:table-cell>
                <text:p text:style-name="P3"><text:span text:style-name="T1">C02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3"><text:span text:style-name="T1">C08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C16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name="Google Shape;112;p14" draw:style-name="standard" draw:layer="layout" svg:width="10.14cm" svg:height="3.108cm" svg:x="7.434cm" svg:y="9.69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3"><text:span text:style-name="T1">C24</text:span></text:p>
              </table:table-cell>
              <table:table-cell>
                <text:p text:style-name="P3"><text:span text:style-name="T1">C25</text:span></text:p>
              </table:table-cell>
              <table:table-cell>
                <text:p text:style-name="P3"><text:span text:style-name="T1">C26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1">C32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3"><text:span text:style-name="T1">C40</text:span></text:p>
              </table:table-cell>
              <table:table-cell>
                <text:p text:style-name="P3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name="Google Shape;110;p14" draw:style-name="gr4" draw:text-style-name="P5" draw:layer="layout" svg:width="3.697cm" svg:height="2.724cm" svg:x="13.781cm" svg:y="5.685cm">
          <text:p text:style-name="P4"><text:span text:style-name="T2">Network Adapter</text:span></text:p>
          <draw:enhanced-geometry draw:mirror-horizontal="false" draw:mirror-vertical="false" draw:text-areas="?f6 ?f8 ?f7 ?f9" svg:viewBox="0 0 0 0" draw:type="ooxml-plus" draw:modifiers="15015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Google Shape;113;p14" draw:style-name="gr5" draw:text-style-name="P2" draw:layer="layout" svg:width="3.096cm" svg:height="0.002cm" draw:transform="rotate (-3.14159265358979) translate (20.576cm 7.0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4;p14" draw:style-name="gr6" draw:text-style-name="P6" draw:layer="layout" svg:width="6.636cm" svg:height="3.446cm" draw:transform="rotate (1.5707963267949) translate (3.115cm 8.062cm)">
          <text:p text:style-name="P4"><text:span text:style-name="T2">Local Storage</text:span></text:p>
          <draw:enhanced-geometry draw:mirror-horizontal="false" draw:mirror-vertical="false" draw:text-areas="?f11 ?f11 ?f12 ?f13" svg:viewBox="0 0 0 0" draw:type="ooxml-snip2DiagRect" draw:modifiers="0 29378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Google Shape;115;p14" draw:style-name="gr3" draw:text-style-name="P2" draw:layer="layout" svg:width="1.353cm" svg:height="2.307cm" svg:x="6.562cm" svg:y="4.744cm">
          <text:p/>
          <draw:enhanced-geometry draw:mirror-horizontal="false" draw:mirror-vertical="false" draw:text-areas="0 0 ?f2 ?f3" svg:viewBox="0 0 0 0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16;p14" draw:style-name="gr3" draw:text-style-name="P2" draw:layer="layout" svg:width="1.995cm" svg:height="1.975cm" svg:x="6.394cm" svg:y="7.55cm">
          <text:p/>
          <draw:enhanced-geometry draw:mirror-horizontal="true" draw:mirror-vertical="false" draw:text-areas="0 0 ?f2 ?f3" svg:viewBox="0 0 0 0" draw:type="ooxml-bentConnector3" draw:modifiers="7987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Google Shape;117;p14" draw:style-name="standard" draw:layer="layout" svg:width="4.261cm" svg:height="3.664cm" svg:x="2.82cm" svg:y="8.803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>
              <table:table-cell table:style-name="ce3" table:number-columns-spanned="6">
                <text:p text:style-name="P4"><text:span text:style-name="T3">GPU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</table:table-row>
            <table:table-row table:style-name="ro5" table:default-cell-style-name="ce4"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  <table:table-cell>
                <text:p text:style-name="P4"><text:span text:style-name="T4">▦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108;p14" draw:style-name="gr7" draw:text-style-name="P7" draw:layer="layout" svg:width="4.927cm" svg:height="2.319cm" svg:x="7.916cm" svg:y="5.891cm">
          <text:p text:style-name="P4"><text:span text:style-name="T2">Memory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84;g3790846377a_0_2:notes" draw:style-name="gr8" draw:layer="layout" svg:width="16.932cm" svg:height="9.524cm" svg:x="1.059cm" svg:y="1.905cm" draw:page-number="2" presentation:class="page"/>
          <draw:frame draw:name="Google Shape;85;g3790846377a_0_2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122;p15" draw:style-name="gr10" draw:text-style-name="P10" draw:layer="layout" svg:width="3.753cm" svg:height="8.811cm" svg:x="1.403cm" svg:y="0.155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5" draw:style-name="gr11" draw:text-style-name="P11" draw:layer="layout" svg:width="3.753cm" svg:height="10.946cm" svg:x="20.366cm" svg:y="3.341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15" draw:style-name="gr12" draw:text-style-name="P2" draw:layer="layout" svg:width="2.539cm" svg:height="2.044cm" svg:x="1.816cm" svg:y="3.122cm">
          <draw:image xlink:href="Pictures/100002010000013E00000100A06FB48CB62B4966.png" xlink:type="simple" xlink:show="embed" xlink:actuate="onLoad">
            <text:p/>
          </draw:image>
        </draw:frame>
        <draw:frame draw:name="Google Shape;125;p15" draw:style-name="gr12" draw:text-style-name="P2" draw:layer="layout" svg:width="2.539cm" svg:height="2.071cm" svg:x="5.589cm" svg:y="8.494cm">
          <draw:image xlink:href="Pictures/100002010000013E00000100EC9AB41463F3DDF6.png" xlink:type="simple" xlink:show="embed" xlink:actuate="onLoad">
            <text:p/>
          </draw:image>
        </draw:frame>
        <draw:frame draw:name="Google Shape;126;p15" draw:style-name="gr12" draw:text-style-name="P2" draw:layer="layout" svg:width="2.539cm" svg:height="2.051cm" svg:x="20.627cm" svg:y="5.532cm">
          <draw:image xlink:href="Pictures/100002010000013E00000100299D60A17FB02E9A.png" xlink:type="simple" xlink:show="embed" xlink:actuate="onLoad">
            <text:p/>
          </draw:image>
        </draw:frame>
        <draw:frame draw:name="Google Shape;127;p15" draw:style-name="gr12" draw:text-style-name="P2" draw:layer="layout" svg:width="2.539cm" svg:height="2.071cm" svg:x="5.589cm" svg:y="11.466cm">
          <draw:image xlink:href="Pictures/100002010000013E00000100EC9AB41463F3DDF6.png" xlink:type="simple" xlink:show="embed" xlink:actuate="onLoad">
            <text:p/>
          </draw:image>
        </draw:frame>
        <draw:frame draw:name="Google Shape;128;p15" draw:style-name="gr12" draw:text-style-name="P2" draw:layer="layout" svg:width="2.539cm" svg:height="2.071cm" svg:x="16.872cm" svg:y="5.522cm">
          <draw:image xlink:href="Pictures/100002010000013E00000100EC9AB41463F3DDF6.png" xlink:type="simple" xlink:show="embed" xlink:actuate="onLoad">
            <text:p/>
          </draw:image>
        </draw:frame>
        <draw:frame draw:name="Google Shape;129;p15" draw:style-name="gr12" draw:text-style-name="P2" draw:layer="layout" svg:width="2.539cm" svg:height="2.071cm" svg:x="5.589cm" svg:y="5.522cm">
          <draw:image xlink:href="Pictures/100002010000013E00000100EC9AB41463F3DDF6.png" xlink:type="simple" xlink:show="embed" xlink:actuate="onLoad">
            <text:p/>
          </draw:image>
        </draw:frame>
        <draw:frame draw:name="Google Shape;130;p15" draw:style-name="gr12" draw:text-style-name="P2" draw:layer="layout" svg:width="2.539cm" svg:height="2.071cm" svg:x="9.362cm" svg:y="5.522cm">
          <draw:image xlink:href="Pictures/100002010000013E00000100EC9AB41463F3DDF6.png" xlink:type="simple" xlink:show="embed" xlink:actuate="onLoad">
            <text:p/>
          </draw:image>
        </draw:frame>
        <draw:frame draw:name="Google Shape;131;p15" draw:style-name="gr12" draw:text-style-name="P2" draw:layer="layout" svg:width="2.539cm" svg:height="2.071cm" svg:x="9.399cm" svg:y="8.494cm">
          <draw:image xlink:href="Pictures/100002010000013E00000100EC9AB41463F3DDF6.png" xlink:type="simple" xlink:show="embed" xlink:actuate="onLoad">
            <text:p/>
          </draw:image>
        </draw:frame>
        <draw:frame draw:name="Google Shape;132;p15" draw:style-name="gr12" draw:text-style-name="P2" draw:layer="layout" svg:width="2.539cm" svg:height="2.071cm" svg:x="9.399cm" svg:y="11.466cm">
          <draw:image xlink:href="Pictures/100002010000013E00000100EC9AB41463F3DDF6.png" xlink:type="simple" xlink:show="embed" xlink:actuate="onLoad">
            <text:p/>
          </draw:image>
        </draw:frame>
        <draw:frame draw:name="Google Shape;133;p15" draw:style-name="gr12" draw:text-style-name="P2" draw:layer="layout" svg:width="2.539cm" svg:height="2.071cm" svg:x="13.135cm" svg:y="8.494cm">
          <draw:image xlink:href="Pictures/100002010000013E00000100EC9AB41463F3DDF6.png" xlink:type="simple" xlink:show="embed" xlink:actuate="onLoad">
            <text:p/>
          </draw:image>
        </draw:frame>
        <draw:frame draw:name="Google Shape;134;p15" draw:style-name="gr12" draw:text-style-name="P2" draw:layer="layout" svg:width="2.539cm" svg:height="2.071cm" svg:x="16.872cm" svg:y="11.466cm">
          <draw:image xlink:href="Pictures/100002010000013E00000100EC9AB41463F3DDF6.png" xlink:type="simple" xlink:show="embed" xlink:actuate="onLoad">
            <text:p/>
          </draw:image>
        </draw:frame>
        <draw:frame draw:name="Google Shape;135;p15" draw:style-name="gr12" draw:text-style-name="P2" draw:layer="layout" svg:width="2.539cm" svg:height="2.071cm" svg:x="16.872cm" svg:y="8.494cm">
          <draw:image xlink:href="Pictures/100002010000013E00000100EC9AB41463F3DDF6.png" xlink:type="simple" xlink:show="embed" xlink:actuate="onLoad">
            <text:p/>
          </draw:image>
        </draw:frame>
        <draw:frame draw:name="Google Shape;136;p15" draw:style-name="gr12" draw:text-style-name="P2" draw:layer="layout" svg:width="2.539cm" svg:height="2.071cm" svg:x="13.135cm" svg:y="11.466cm">
          <draw:image xlink:href="Pictures/100002010000013E00000100EC9AB41463F3DDF6.png" xlink:type="simple" xlink:show="embed" xlink:actuate="onLoad">
            <text:p/>
          </draw:image>
        </draw:frame>
        <draw:frame draw:name="Google Shape;137;p15" draw:style-name="gr12" draw:text-style-name="P2" draw:layer="layout" svg:width="2.539cm" svg:height="2.071cm" svg:x="13.117cm" svg:y="5.522cm">
          <draw:image xlink:href="Pictures/100002010000013E00000100EC9AB41463F3DDF6.png" xlink:type="simple" xlink:show="embed" xlink:actuate="onLoad">
            <text:p/>
          </draw:image>
        </draw:frame>
        <draw:custom-shape draw:name="Google Shape;138;p15" draw:style-name="gr13" draw:text-style-name="P2" draw:layer="layout" svg:width="15.333cm" svg:height="0.001cm" svg:x="4.356cm" svg:y="4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9;p15" draw:style-name="gr13" draw:text-style-name="P2" draw:layer="layout" svg:width="2.394cm" svg:height="0.654cm" draw:transform="rotate (-1.5707963267949) translate (8.784cm 4.16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0;p15" draw:style-name="gr13" draw:text-style-name="P2" draw:layer="layout" svg:width="2.972cm" svg:height="0.654cm" draw:transform="rotate (-1.5707963267949) translate (8.784cm 6.557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1;p15" draw:style-name="gr13" draw:text-style-name="P2" draw:layer="layout" svg:width="2.989cm" svg:height="0.654cm" draw:transform="rotate (-1.5707963267949) translate (8.784cm 9.512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2;p15" draw:style-name="gr13" draw:text-style-name="P2" draw:layer="layout" svg:width="2.403cm" svg:height="0.691cm" draw:transform="rotate (-1.5707963267949) translate (12.594cm 4.15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3;p15" draw:style-name="gr13" draw:text-style-name="P2" draw:layer="layout" svg:width="2.972cm" svg:height="0.654cm" draw:transform="rotate (-1.5707963267949) translate (12.594cm 6.54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4;p15" draw:style-name="gr13" draw:text-style-name="P2" draw:layer="layout" svg:width="2.989cm" svg:height="0.654cm" draw:transform="rotate (-1.5707963267949) translate (12.594cm 9.50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5;p15" draw:style-name="gr13" draw:text-style-name="P2" draw:layer="layout" svg:width="2.403cm" svg:height="0.654cm" draw:transform="rotate (-1.5707963267949) translate (16.312cm 4.15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6;p15" draw:style-name="gr13" draw:text-style-name="P2" draw:layer="layout" svg:width="2.972cm" svg:height="0.654cm" draw:transform="rotate (-1.5707963267949) translate (16.312cm 6.54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7;p15" draw:style-name="gr13" draw:text-style-name="P2" draw:layer="layout" svg:width="2.989cm" svg:height="0.654cm" draw:transform="rotate (-1.5707963267949) translate (16.312cm 9.50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8;p15" draw:style-name="gr13" draw:text-style-name="P2" draw:layer="layout" svg:width="2.403cm" svg:height="0.617cm" draw:transform="rotate (-1.5707963267949) translate (20.03cm 4.15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9;p15" draw:style-name="gr13" draw:text-style-name="P2" draw:layer="layout" svg:width="2.972cm" svg:height="0.654cm" draw:transform="rotate (-1.5707963267949) translate (20.03cm 6.54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50;p15" draw:style-name="gr13" draw:text-style-name="P2" draw:layer="layout" svg:width="2.989cm" svg:height="0.654cm" draw:transform="rotate (-1.5707963267949) translate (20.03cm 9.50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Google Shape;151;p15" draw:style-name="gr12" draw:text-style-name="P2" draw:layer="layout" svg:width="2.539cm" svg:height="2.051cm" svg:x="20.608cm" svg:y="8.504cm">
          <draw:image xlink:href="Pictures/100002010000013E00000100299D60A17FB02E9A.png" xlink:type="simple" xlink:show="embed" xlink:actuate="onLoad">
            <text:p/>
          </draw:image>
        </draw:frame>
        <draw:frame draw:name="Google Shape;152;p15" draw:style-name="gr12" draw:text-style-name="P2" draw:layer="layout" svg:width="2.539cm" svg:height="2.051cm" svg:x="20.608cm" svg:y="11.476cm">
          <draw:image xlink:href="Pictures/100002010000013E00000100299D60A17FB02E9A.png" xlink:type="simple" xlink:show="embed" xlink:actuate="onLoad">
            <text:p/>
          </draw:image>
        </draw:frame>
        <draw:custom-shape draw:name="Google Shape;153;p15" draw:style-name="gr13" draw:text-style-name="P2" draw:layer="layout" svg:width="2.403cm" svg:height="0.672cm" draw:transform="rotate (-1.5707963267949) translate (23.84cm 4.15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54;p15" draw:style-name="gr13" draw:text-style-name="P2" draw:layer="layout" svg:width="2.981cm" svg:height="0.691cm" draw:transform="rotate (-1.5707963267949) translate (23.84cm 6.54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55;p15" draw:style-name="gr13" draw:text-style-name="P2" draw:layer="layout" svg:width="2.998cm" svg:height="0.691cm" draw:transform="rotate (-1.5707963267949) translate (23.84cm 9.50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56;p15" draw:style-name="gr14" draw:text-style-name="P2" draw:layer="layout" svg:width="0.001cm" svg:height="1.419cm" svg:x="8.784cm" svg:y="12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5" draw:style-name="gr14" draw:text-style-name="P2" draw:layer="layout" svg:width="0.001cm" svg:height="1.419cm" svg:x="12.594cm" svg:y="12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15" draw:style-name="gr14" draw:text-style-name="P2" draw:layer="layout" svg:width="0.001cm" svg:height="1.419cm" svg:x="16.312cm" svg:y="12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15" draw:style-name="gr14" draw:text-style-name="P2" draw:layer="layout" svg:width="0.001cm" svg:height="1.419cm" svg:x="20.03cm" svg:y="12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0;p15" draw:style-name="gr14" draw:text-style-name="P2" draw:layer="layout" svg:width="0.001cm" svg:height="1.419cm" svg:x="23.84cm" svg:y="12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15" draw:style-name="gr15" draw:text-style-name="P12" draw:layer="layout" svg:width="3.753cm" svg:height="1.043cm" svg:x="1.243cm" svg:y="7.923cm">
          <text:p text:style-name="P4"><text:span text:style-name="T5">FE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5" draw:style-name="gr14" draw:text-style-name="P2" draw:layer="layout" svg:width="1.956cm" svg:height="0.001cm" svg:x="20.064cm" svg:y="4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15" draw:style-name="gr13" draw:text-style-name="P2" draw:layer="layout" svg:width="1.841cm" svg:height="0.001cm" draw:transform="rotate (-3.14159265358979) translate (23.862cm 4.1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15" draw:style-name="gr16" draw:text-style-name="P6" draw:layer="layout" svg:width="15.077cm" svg:height="1.84cm" svg:x="8.784cm" svg:y="0.935cm">
          <text:p text:style-name="P3"><text:span text:style-name="T6">⬛ ⬛ ⬛ ⬛ </text:span><text:span text:style-name="T6">Global Storage </text:span><text:span text:style-name="T7">✇ ✇ ✇ ✇</text:span></text:p>
          <draw:enhanced-geometry draw:mirror-horizontal="false" draw:mirror-vertical="false" draw:text-areas="?f11 ?f11 ?f12 ?f13" svg:viewBox="0 0 0 0" draw:type="ooxml-snip2DiagRect" draw:modifiers="0 18719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Google Shape;165;p15" draw:style-name="gr13" draw:text-style-name="P2" draw:layer="layout" svg:width="1.653cm" svg:height="2.265cm" svg:x="7.128cm" svg:y="1.856cm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Google Shape;166;p15" draw:style-name="gr12" draw:text-style-name="P2" draw:layer="layout" svg:width="2.539cm" svg:height="2.044cm" svg:x="1.816cm" svg:y="5.877cm">
          <draw:image xlink:href="Pictures/100002010000013E00000100A06FB48CB62B4966.png" xlink:type="simple" xlink:show="embed" xlink:actuate="onLoad">
            <text:p/>
          </draw:image>
        </draw:frame>
        <draw:custom-shape draw:name="Google Shape;167;p15" draw:style-name="gr13" draw:text-style-name="P2" draw:layer="layout" svg:width="2.732cm" svg:height="0.642cm" draw:transform="rotate (-1.5707963267949) translate (4.998cm 4.167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Google Shape;168;p15" draw:style-name="gr12" draw:text-style-name="P2" draw:layer="layout" svg:width="2.539cm" svg:height="2.044cm" svg:x="1.816cm" svg:y="0.366cm">
          <draw:image xlink:href="Pictures/100002010000013E00000100A06FB48CB62B4966.png" xlink:type="simple" xlink:show="embed" xlink:actuate="onLoad">
            <text:p/>
          </draw:image>
        </draw:frame>
        <draw:custom-shape draw:name="Google Shape;169;p15" draw:style-name="gr13" draw:text-style-name="P2" draw:layer="layout" svg:width="0.642cm" svg:height="2.746cm" svg:x="4.356cm" svg:y="1.389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70;p15" draw:style-name="gr15" draw:text-style-name="P12" draw:layer="layout" svg:width="6.432cm" svg:height="1.189cm" svg:x="10.881cm" svg:y="3.122cm">
          <text:p text:style-name="P4"><text:span text:style-name="T5">CPU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5" draw:style-name="gr15" draw:text-style-name="P12" draw:layer="layout" svg:width="5.879cm" svg:height="1.043cm" svg:x="19.338cm" svg:y="3.195cm">
          <text:p text:style-name="P4"><text:span text:style-name="T5">GPU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378180dbc05_0_327:notes" draw:style-name="gr8" draw:layer="layout" svg:width="16.932cm" svg:height="9.524cm" svg:x="1.059cm" svg:y="1.905cm" draw:page-number="3" presentation:class="page"/>
          <draw:frame draw:name="Google Shape;120;g378180dbc05_0_327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presentation:notes draw:style-name="dp2">
          <draw:page-thumbnail draw:name="Google Shape;173;g37a2a404650_0_755:notes" draw:style-name="gr8" draw:layer="layout" svg:width="16.932cm" svg:height="9.524cm" svg:x="1.059cm" svg:y="1.905cm" draw:page-number="4" presentation:class="page"/>
          <draw:frame draw:name="Google Shape;174;g37a2a404650_0_755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49;p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7"/>
    <meta:generator>LibreOfficeDev/6.0.5.2$Linux_X86_64 LibreOffice_project/</meta:generator>
  </office:meta>
</office:document-meta>
</file>